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24-01-1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23-01-17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22-09-1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22-01-0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21-01-13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20-09-22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20-01-14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19-09-10 0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19-05-0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19-01-30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18-09-12 16:10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18-05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18-01-29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1665</text:p>
          </table:table-cell>
          <table:table-cell office:value-type="string" calcext:value-type="string">
            <text:p>2017-10-3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